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normal" officeooo:rsid="0008c6e3" officeooo:paragraph-rsid="0008c6e3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b9f5a" officeooo:paragraph-rsid="000b9f5a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b9f5a" officeooo:paragraph-rsid="0010348e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b9f5a" officeooo:paragraph-rsid="000a9635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b9f5a" officeooo:paragraph-rsid="00150a26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af149" officeooo:paragraph-rsid="00150a26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b3457" officeooo:paragraph-rsid="0010348e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0b3457" officeooo:paragraph-rsid="00150a26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50a26" officeooo:paragraph-rsid="00150a26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08c6e3" officeooo:paragraph-rsid="0008c6e3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0d618e" officeooo:paragraph-rsid="000d618e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ff0000" fo:font-size="14pt" fo:font-weight="normal" officeooo:rsid="000d618e" officeooo:paragraph-rsid="000d618e" style:font-size-asian="14pt" style:font-weight-asian="normal" style:font-size-complex="14pt" style:font-weight-complex="normal"/>
    </style:style>
    <style:style style:name="T1" style:family="text">
      <style:text-properties officeooo:rsid="000b9f5a"/>
    </style:style>
    <style:style style:name="T2" style:family="text">
      <style:text-properties officeooo:rsid="00107688"/>
    </style:style>
    <style:style style:name="T3" style:family="text">
      <style:text-properties officeooo:rsid="00115ee3"/>
    </style:style>
    <style:style style:name="T4" style:family="text">
      <style:text-properties officeooo:rsid="00150a26"/>
    </style:style>
    <style:style style:name="T5" style:family="text">
      <style:text-properties officeooo:rsid="0015a155"/>
    </style:style>
    <style:style style:name="T6" style:family="text">
      <style:text-properties officeooo:rsid="0015b621"/>
    </style:style>
    <style:style style:name="T7" style:family="text">
      <style:text-properties fo:color="#ff0000" officeooo:rsid="0016fced"/>
    </style:style>
    <style:style style:name="T8" style:family="text">
      <style:text-properties officeooo:rsid="0016fc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cénario</text:p>
      <text:p text:style-name="P10"/>
      <text:p text:style-name="P11">1ère PARTIE :</text:p>
      <text:p text:style-name="P1"/>
      <text:p text:style-name="P4"/>
      <text:p text:style-name="P7">Nous sommes dans une entreprise, on voit <text:span text:style-name="T2">2</text:span> personnes dans un bureau, <text:span text:style-name="T2">ils sont assis face à face</text:span>. <text:span text:style-name="T3">Nous observons un réel paradoxe : un des employés</text:span> <text:span text:style-name="T3">travaille</text:span> avec acharnement et sérieux et l’<text:span text:style-name="T3">autre employé</text:span> ne se sent pas à sa place et veut se divertir. </text:p>
      <text:p text:style-name="P6"/>
      <text:p text:style-name="P3">Nous sommes à l’université, on voit des élèves qui sont en pauses. Les élèves tournent une vidéo marrante. Ils partagent la vidéo via leur <text:span text:style-name="T4">smartphone</text:span> sur « Mr Gag ». <text:span text:style-name="T7">On voit à coté l’écran du téléphone avec la maquette du site.</text:span></text:p>
      <text:p text:style-name="P3"/>
      <text:p text:style-name="P9">Nous retrouvons l’employé au bureau qui s’ennuie. </text:p>
      <text:p text:style-name="P8">Il va donc sur son ordinateur et ouvre le site « <text:span text:style-name="T1">Mr Gag » et découvre la publication partager par les personnes de la situation précédente, il rigole et « vote »</text:span></text:p>
      <text:p text:style-name="P5"/>
      <text:p text:style-name="P2">Nous sommes dans l’appartement et l’étudiant qui a tourné fait découvrir à ses amis sa publication a été beaucoup voté et qu’il est classé au top. </text:p>
      <text:p text:style-name="P11"/>
      <text:p text:style-name="P11">2ème PARTIE :</text:p>
      <text:p text:style-name="P11"/>
      <text:p text:style-name="P12">I<text:span text:style-name="T5">l y a un </text:span>défilement de vid<text:span text:style-name="T4">é</text:span>o, <text:span text:style-name="T5">photos</text:span> dr<text:span text:style-name="T4">ô</text:span>le<text:span text:style-name="T6">s</text:span> d’abord lente puis de pl<text:span text:style-name="T4">u</text:span>s en plus rapide jusqu’<text:span text:style-name="T4">à </text:span>l’affichage du logo « <text:span text:style-name="T6">Mr Gag » (le Roi des Cons).</text:span></text:p>
      <text:p text:style-name="P1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0:40:05.445000000</meta:creation-date>
    <dc:date>2018-03-09T15:39:30.645000000</dc:date>
    <meta:editing-duration>PT1H45M46S</meta:editing-duration>
    <meta:editing-cycles>8</meta:editing-cycles>
    <meta:generator>LibreOffice/5.1.1.3$Windows_x86 LibreOffice_project/89f508ef3ecebd2cfb8e1def0f0ba9a803b88a6d</meta:generator>
    <meta:document-statistic meta:table-count="0" meta:image-count="0" meta:object-count="0" meta:page-count="1" meta:paragraph-count="10" meta:word-count="189" meta:character-count="1015" meta:non-whitespace-character-count="831"/>
  </office:meta>
</office:document-meta>
</file>